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i>S</mi>
              <mo stretchy="false">=</mo>
              <mover accent="true">
                <mi>A</mi>
                <mo>¯</mo>
              </mover>
            </mrow>
            <mrow>
              <mi>B</mi>
              <mo stretchy="false">+</mo>
              <mi>A</mi>
            </mrow>
            <mover accent="true">
              <mi>B</mi>
              <mo>¯</mo>
            </mover>
          </mrow>
        </mtd>
      </mtr>
      <mtr>
        <mtd columnalign="left">
          <mrow>
            <mrow>
              <mi mathvariant="italic">CO</mi>
              <mo stretchy="false">=</mo>
              <mi>A</mi>
            </mrow>
            <mi>B</mi>
          </mrow>
        </mtd>
      </mtr>
      <mtr>
        <mtd>
          <mrow/>
        </mtd>
      </mtr>
      <mtr>
        <mtd columnalign="left">
          <mrow>
            <mi>S</mi>
            <mo stretchy="false">=</mo>
            <mover accent="true">
              <mrow>
                <mover accent="true">
                  <mi>A</mi>
                  <mo>¯</mo>
                </mover>
                <mover accent="true">
                  <mi>B</mi>
                  <mo>¯</mo>
                </mover>
                <mrow>
                  <mover accent="true">
                    <mi mathvariant="italic">CI</mi>
                    <mo>¯</mo>
                  </mover>
                  <mo stretchy="false">+</mo>
                  <mi>A</mi>
                </mrow>
                <mover accent="true">
                  <mi>B</mi>
                  <mo>¯</mo>
                </mover>
                <mrow>
                  <mi mathvariant="italic">CI</mi>
                  <mo stretchy="false">+</mo>
                  <mover accent="true">
                    <mi>A</mi>
                    <mo>¯</mo>
                  </mover>
                </mrow>
                <mi>B</mi>
                <mrow>
                  <mi mathvariant="italic">CI</mi>
                  <mo stretchy="false">+</mo>
                  <mi>A</mi>
                </mrow>
                <mi>B</mi>
                <mover accent="true">
                  <mi>C</mi>
                  <mo>¯</mo>
                </mover>
              </mrow>
              <mo>¯</mo>
            </mover>
          </mrow>
        </mtd>
      </mtr>
      <mtr>
        <mtd columnalign="left">
          <mrow>
            <mi mathvariant="italic">CO</mi>
            <mo stretchy="false">=</mo>
            <mover accent="true">
              <mrow>
                <mover accent="true">
                  <mi>A</mi>
                  <mo>¯</mo>
                </mover>
                <mrow>
                  <mover accent="true">
                    <mi>B</mi>
                    <mo>¯</mo>
                  </mover>
                  <mo stretchy="false">+</mo>
                  <mover accent="true">
                    <mi>B</mi>
                    <mo>¯</mo>
                  </mover>
                </mrow>
                <mrow>
                  <mover accent="true">
                    <mi mathvariant="italic">CI</mi>
                    <mo>¯</mo>
                  </mover>
                  <mo stretchy="false">+</mo>
                  <mover accent="true">
                    <mi>A</mi>
                    <mo>¯</mo>
                  </mover>
                </mrow>
                <mover accent="true">
                  <mi mathvariant="italic">CI</mi>
                  <mo>¯</mo>
                </mover>
              </mrow>
              <mo>¯</mo>
            </mover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i>A</mi>
            </mrow>
            <mi mathvariant="italic">xor</mi>
            <mi>B</mi>
            <mi mathvariant="italic">xor</mi>
            <mi mathvariant="italic">CI</mi>
          </mrow>
        </mtd>
      </mtr>
      <mtr>
        <mtd columnalign="left">
          <mrow>
            <mrow>
              <mi mathvariant="italic">CO</mi>
              <mo stretchy="false">=</mo>
              <mi>A</mi>
            </mrow>
            <mrow>
              <mi>B</mi>
              <mo stretchy="false">+</mo>
              <mi>A</mi>
            </mrow>
            <mrow>
              <mi mathvariant="italic">CI</mi>
              <mo stretchy="false">+</mo>
              <mi>B</mi>
            </mrow>
            <mi mathvariant="italic">CI</mi>
          </mrow>
        </mtd>
      </mtr>
      <mtr>
        <mtd>
          <mrow/>
        </mtd>
      </mtr>
      <mtr>
        <mtd columnalign="left">
          <mrow>
            <mrow>
              <msub>
                <mi>S</mi>
                <mi>i</mi>
              </msub>
              <mo stretchy="false">=</mo>
              <msub>
                <mi>A</mi>
                <mi>i</mi>
              </msub>
            </mrow>
            <mi mathvariant="italic">xor</mi>
            <msub>
              <mi>B</mi>
              <mi>i</mi>
            </msub>
            <mi mathvariant="italic">xor</mi>
            <msub>
              <mi>C</mi>
              <mi>i</mi>
            </msub>
          </mrow>
        </mtd>
      </mtr>
      <mtr>
        <mtd>
          <mrow/>
        </mtd>
      </mtr>
      <mtr>
        <mtd columnalign="left">
          <mrow>
            <mrow>
              <msub>
                <mi>C</mi>
                <mrow>
                  <mo fence="true" stretchy="false">(</mo>
                  <mrow>
                    <mrow>
                      <mi>i</mi>
                      <mo stretchy="false">+</mo>
                      <mn>1</mn>
                    </mrow>
                  </mrow>
                  <mo fence="true" stretchy="false">)</mo>
                </mrow>
              </msub>
              <mo stretchy="false">=</mo>
              <msub>
                <mi>A</mi>
                <mi>i</mi>
              </msub>
            </mrow>
            <mrow>
              <msub>
                <mi>B</mi>
                <mi>i</mi>
              </msub>
              <mo stretchy="false">+</mo>
              <mrow>
                <mo fence="true" stretchy="false">(</mo>
                <mrow>
                  <mrow>
                    <msub>
                      <mi>A</mi>
                      <mi>i</mi>
                    </msub>
                    <mo stretchy="false">+</mo>
                    <msub>
                      <mi>B</mi>
                      <mi>i</mi>
                    </msub>
                  </mrow>
                </mrow>
                <mo fence="true" stretchy="false">)</mo>
              </mrow>
            </mrow>
            <msub>
              <mi>C</mi>
              <mi>i</mi>
            </msub>
          </mrow>
        </mtd>
      </mtr>
      <mtr>
        <mtd>
          <mrow/>
        </mtd>
      </mtr>
      <mtr>
        <mtd columnalign="left">
          <mrow>
            <mrow>
              <msub>
                <mi>C</mi>
                <mrow>
                  <mo fence="true" stretchy="false">(</mo>
                  <mrow>
                    <mrow>
                      <mi>i</mi>
                      <mo stretchy="false">+</mo>
                      <mn>1</mn>
                    </mrow>
                  </mrow>
                  <mo fence="true" stretchy="false">)</mo>
                </mrow>
              </msub>
              <mo stretchy="false">=</mo>
              <mrow>
                <msub>
                  <mi>G</mi>
                  <mi>i</mi>
                </msub>
                <mo stretchy="false">+</mo>
                <msub>
                  <mi>P</mi>
                  <mi>i</mi>
                </msub>
              </mrow>
            </mrow>
            <msub>
              <mi>C</mi>
              <mi>i</mi>
            </msub>
          </mrow>
        </mtd>
      </mtr>
      <mtr>
        <mtd columnalign="left">
          <mrow>
            <mrow>
              <msub>
                <mi>G</mi>
                <mi>i</mi>
              </msub>
              <mo stretchy="false">=</mo>
              <msub>
                <mi>A</mi>
                <mi>i</mi>
              </msub>
            </mrow>
            <msub>
              <mi>B</mi>
              <mi>i</mi>
            </msub>
          </mrow>
        </mtd>
      </mtr>
      <mtr>
        <mtd columnalign="left">
          <mrow>
            <msub>
              <mi>P</mi>
              <mi>i</mi>
            </msub>
            <mo stretchy="false">=</mo>
            <mrow>
              <msub>
                <mi>A</mi>
                <mi>i</mi>
              </msub>
              <mo stretchy="false">+</mo>
              <msub>
                <mi>B</mi>
                <mi>i</mi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C</mi>
                <mrow>
                  <mo fence="true" stretchy="false">(</mo>
                  <mrow>
                    <mrow>
                      <mi>i</mi>
                      <mo stretchy="false">+</mo>
                      <mn>1</mn>
                    </mrow>
                  </mrow>
                  <mo fence="true" stretchy="false">)</mo>
                </mrow>
              </msub>
              <mo stretchy="false">=</mo>
              <mrow>
                <msub>
                  <mi>G</mi>
                  <mi>i</mi>
                </msub>
                <mo stretchy="false">+</mo>
                <msub>
                  <mi>P</mi>
                  <mi>i</mi>
                </msub>
              </mrow>
            </mrow>
            <mrow>
              <mrow>
                <mo fence="true" stretchy="false">(</mo>
                <mrow>
                  <mrow>
                    <mrow>
                      <msub>
                        <mi>G</mi>
                        <mrow>
                          <mo fence="true" stretchy="false">(</mo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b>
                      <mo stretchy="false">+</mo>
                      <msub>
                        <mi>P</mi>
                        <mrow>
                          <mo fence="true" stretchy="false">(</mo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b>
                    </mrow>
                    <msub>
                      <mi>C</mi>
                      <mrow>
                        <mo fence="true" stretchy="false">(</mo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b>
                  </mrow>
                </mrow>
                <mo fence="true" stretchy="false">)</mo>
              </mrow>
              <mo stretchy="false">=</mo>
              <mrow>
                <msub>
                  <mi>G</mi>
                  <mi>i</mi>
                </msub>
                <mo stretchy="false">+</mo>
                <msub>
                  <mi>P</mi>
                  <mi>i</mi>
                </msub>
              </mrow>
            </mrow>
            <mrow>
              <msub>
                <mi>G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o stretchy="false">+</mo>
              <msub>
                <mi>P</mi>
                <mi>i</mi>
              </msub>
            </mrow>
            <msub>
              <mi>P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  <msub>
              <mi>C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</mrow>
        </mtd>
      </mtr>
      <mtr>
        <mtd>
          <mrow/>
        </mtd>
      </mtr>
      <mtr>
        <mtd columnalign="left">
          <mrow>
            <mrow>
              <msub>
                <mi>C</mi>
                <mrow>
                  <mo fence="true" stretchy="false">(</mo>
                  <mrow>
                    <mrow>
                      <mi>i</mi>
                      <mo stretchy="false">+</mo>
                      <mn>1</mn>
                    </mrow>
                  </mrow>
                  <mo fence="true" stretchy="false">)</mo>
                </mrow>
              </msub>
              <mo stretchy="false">=</mo>
              <mrow>
                <msub>
                  <mi>G</mi>
                  <mi>i</mi>
                </msub>
                <mo stretchy="false">+</mo>
                <msub>
                  <mi>P</mi>
                  <mi>i</mi>
                </msub>
              </mrow>
            </mrow>
            <mrow>
              <msub>
                <mi>G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o stretchy="false">+</mo>
              <msub>
                <mi>P</mi>
                <mi>i</mi>
              </msub>
            </mrow>
            <msub>
              <mi>P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  <mrow>
              <mrow>
                <mo fence="true" stretchy="false">(</mo>
                <mrow>
                  <mrow>
                    <mrow>
                      <msub>
                        <mi>G</mi>
                        <mrow>
                          <mo fence="true" stretchy="false">(</mo>
                          <mrow>
                            <mrow>
                              <mi>i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sub>
                      <mo stretchy="false">+</mo>
                      <msub>
                        <mi>P</mi>
                        <mrow>
                          <mo fence="true" stretchy="false">(</mo>
                          <mrow>
                            <mrow>
                              <mi>i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sub>
                    </mrow>
                    <msub>
                      <mi>C</mi>
                      <mrow>
                        <mo fence="true" stretchy="false">(</mo>
                        <mrow>
                          <mrow>
                            <mi>i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sub>
                  </mrow>
                </mrow>
                <mo fence="true" stretchy="false">)</mo>
              </mrow>
              <mo stretchy="false">=</mo>
              <mrow>
                <msub>
                  <mi>G</mi>
                  <mi>i</mi>
                </msub>
                <mo stretchy="false">+</mo>
                <msub>
                  <mi>P</mi>
                  <mi>i</mi>
                </msub>
              </mrow>
            </mrow>
            <mrow>
              <msub>
                <mi>G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o stretchy="false">+</mo>
              <msub>
                <mi>P</mi>
                <mi>i</mi>
              </msub>
            </mrow>
            <msub>
              <mi>P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  <mrow>
              <msub>
                <mi>G</mi>
                <mrow>
                  <mo fence="true" stretchy="false">(</mo>
                  <mrow>
                    <mrow>
                      <mi>i</mi>
                      <mo stretchy="false">−</mo>
                      <mn>2</mn>
                    </mrow>
                  </mrow>
                  <mo fence="true" stretchy="false">)</mo>
                </mrow>
              </msub>
              <mo stretchy="false">+</mo>
              <msub>
                <mi>P</mi>
                <mi>i</mi>
              </msub>
            </mrow>
            <msub>
              <mi>P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  <msub>
              <mi>P</mi>
              <mrow>
                <mo fence="true" stretchy="false">(</mo>
                <mrow>
                  <mrow>
                    <mi>i</mi>
                    <mo stretchy="false">−</mo>
                    <mn>2</mn>
                  </mrow>
                </mrow>
                <mo fence="true" stretchy="false">)</mo>
              </mrow>
            </msub>
            <msub>
              <mi>C</mi>
              <mrow>
                <mo fence="true" stretchy="false">(</mo>
                <mrow>
                  <mrow>
                    <mi>i</mi>
                    <mo stretchy="false">−</mo>
                    <mn>2</mn>
                  </mrow>
                </mrow>
                <mo fence="true" stretchy="false">)</mo>
              </mrow>
            </msub>
          </mrow>
        </mtd>
      </mtr>
      <mtr>
        <mtd>
          <mrow/>
        </mtd>
      </mtr>
      <mtr>
        <mtd>
          <mrow>
            <msub>
              <mi>P</mi>
              <mi>i</mi>
            </msub>
            <msub>
              <mi>P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  <msub>
              <mi>P</mi>
              <mrow>
                <mo fence="true" stretchy="false">(</mo>
                <mrow>
                  <mrow>
                    <mi>i</mi>
                    <mo stretchy="false">−</mo>
                    <mn>2</mn>
                  </mrow>
                </mrow>
                <mo fence="true" stretchy="false">)</mo>
              </mrow>
            </msub>
            <msub>
              <mi>P</mi>
              <mrow>
                <mo fence="true" stretchy="false">(</mo>
                <mrow>
                  <mrow>
                    <mi>i</mi>
                    <mo stretchy="false">−</mo>
                    <mn>3</mn>
                  </mrow>
                </mrow>
                <mo fence="true" stretchy="false">)</mo>
              </mrow>
            </msub>
            <mn>...</mn>
            <msub>
              <mi>P</mi>
              <mn>1</mn>
            </msub>
            <msub>
              <mi>P</mi>
              <mn>0</mn>
            </msub>
            <mrow>
              <msub>
                <mi>C</mi>
                <mn>0</mn>
              </msub>
              <mo stretchy="false">=</mo>
              <mrow>
                <mo fence="true" stretchy="false">(</mo>
                <mrow>
                  <mrow>
                    <munderover>
                      <mo stretchy="false">∏</mo>
                      <mrow>
                        <mi>k</mi>
                        <mo stretchy="false">=</mo>
                        <mn>0</mn>
                      </mrow>
                      <mi>i</mi>
                    </munderover>
                    <msub>
                      <mi>P</mi>
                      <mi>k</mi>
                    </msub>
                  </mrow>
                </mrow>
                <mo fence="true" stretchy="false">)</mo>
              </mrow>
            </mrow>
            <msub>
              <mi>C</mi>
              <mn>0</mn>
            </msub>
          </mrow>
        </mtd>
      </mtr>
      <mtr>
        <mtd>
          <mrow/>
        </mtd>
      </mtr>
      <mtr>
        <mtd>
          <mrow>
            <msub>
              <mi>P</mi>
              <mi>i</mi>
            </msub>
            <mrow>
              <msub>
                <mi>G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o stretchy="false">+</mo>
              <msub>
                <mi>P</mi>
                <mi>i</mi>
              </msub>
            </mrow>
            <msub>
              <mi>P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  <mrow>
              <msub>
                <mi>G</mi>
                <mrow>
                  <mo fence="true" stretchy="false">(</mo>
                  <mrow>
                    <mrow>
                      <mi>i</mi>
                      <mo stretchy="false">−</mo>
                      <mn>2</mn>
                    </mrow>
                  </mrow>
                  <mo fence="true" stretchy="false">)</mo>
                </mrow>
              </msub>
              <mo stretchy="false">+</mo>
              <msub>
                <mi>P</mi>
                <mi>i</mi>
              </msub>
            </mrow>
            <msub>
              <mi>P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  <msub>
              <mi>P</mi>
              <mrow>
                <mo fence="true" stretchy="false">(</mo>
                <mrow>
                  <mrow>
                    <mi>i</mi>
                    <mo stretchy="false">−</mo>
                    <mn>2</mn>
                  </mrow>
                </mrow>
                <mo fence="true" stretchy="false">)</mo>
              </mrow>
            </msub>
            <mrow>
              <msub>
                <mi>G</mi>
                <mrow>
                  <mo fence="true" stretchy="false">(</mo>
                  <mrow>
                    <mrow>
                      <mi>i</mi>
                      <mo stretchy="false">−</mo>
                      <mn>3</mn>
                    </mrow>
                  </mrow>
                  <mo fence="true" stretchy="false">)</mo>
                </mrow>
              </msub>
              <mo stretchy="false">+</mo>
              <mn>...</mn>
              <mo stretchy="false">+</mo>
              <msub>
                <mi>P</mi>
                <mi>i</mi>
              </msub>
            </mrow>
            <msub>
              <mi>P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  <msub>
              <mi>P</mi>
              <mrow>
                <mo fence="true" stretchy="false">(</mo>
                <mrow>
                  <mrow>
                    <mi>i</mi>
                    <mo stretchy="false">−</mo>
                    <mn>2</mn>
                  </mrow>
                </mrow>
                <mo fence="true" stretchy="false">)</mo>
              </mrow>
            </msub>
            <mn>..</mn>
            <msub>
              <mi>P</mi>
              <mn>2</mn>
            </msub>
            <msub>
              <mi>P</mi>
              <mn>1</mn>
            </msub>
            <msub>
              <mi>G</mi>
              <mn>0</mn>
            </msub>
          </mrow>
        </mtd>
      </mtr>
      <mtr>
        <mtd>
          <mrow/>
        </mtd>
      </mtr>
      <mtr>
        <mtd>
          <mrow>
            <msub>
              <mi>P</mi>
              <mi>i</mi>
            </msub>
            <msub>
              <mi>P</mi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sub>
            <msub>
              <mi>P</mi>
              <mrow>
                <mo fence="true" stretchy="false">(</mo>
                <mrow>
                  <mrow>
                    <mi>i</mi>
                    <mo stretchy="false">−</mo>
                    <mn>2</mn>
                  </mrow>
                </mrow>
                <mo fence="true" stretchy="false">)</mo>
              </mrow>
            </msub>
            <mn>..</mn>
            <msub>
              <mi>P</mi>
              <mn>2</mn>
            </msub>
            <msub>
              <mi>P</mi>
              <mn>1</mn>
            </msub>
            <mrow>
              <msub>
                <mi>G</mi>
                <mn>0</mn>
              </msub>
              <mo stretchy="false">=</mo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i</mi>
                </munderover>
                <mrow>
                  <mo fence="true" stretchy="false">(</mo>
                  <mrow>
                    <msub>
                      <mi>P</mi>
                      <mi>k</mi>
                    </msub>
                  </mrow>
                  <mo fence="true" stretchy="false">)</mo>
                </mrow>
              </mrow>
            </mrow>
            <msub>
              <mi>G</mi>
              <mn>0</mn>
            </msub>
          </mrow>
        </mtd>
      </mtr>
      <mtr>
        <mtd>
          <mrow/>
        </mtd>
      </mtr>
      <mtr>
        <mtd>
          <mrow>
            <mrow>
              <msub>
                <mi>C</mi>
                <mrow>
                  <mo fence="true" stretchy="false">(</mo>
                  <mrow>
                    <mrow>
                      <mi>i</mi>
                      <mo stretchy="false">+</mo>
                      <mn>1</mn>
                    </mrow>
                  </mrow>
                  <mo fence="true" stretchy="false">)</mo>
                </mrow>
              </msub>
              <mo stretchy="false">=</mo>
              <mrow>
                <msub>
                  <mi>G</mi>
                  <mi>i</mi>
                </msub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0</mn>
                    </mrow>
                    <mrow>
                      <mi>i</mi>
                      <mo stretchy="false">−</mo>
                      <mn>1</mn>
                    </mrow>
                  </munderover>
                  <mrow>
                    <mo fence="true" stretchy="false">(</mo>
                    <mrow>
                      <mrow>
                        <munderover>
                          <mo stretchy="false">∏</mo>
                          <mrow>
                            <mi>k</mi>
                            <mo stretchy="false">=</mo>
                            <mrow>
                              <mi>j</mi>
                              <mo stretchy="false">+</mo>
                              <mn>1</mn>
                            </mrow>
                          </mrow>
                          <mi>i</mi>
                        </munderover>
                        <msub>
                          <mi>P</mi>
                          <mi>k</mi>
                        </msub>
                      </mrow>
                    </mrow>
                    <mo fence="true" stretchy="false">)</mo>
                  </mrow>
                </mrow>
              </mrow>
            </mrow>
            <mrow>
              <msub>
                <mi>G</mi>
                <mi>j</mi>
              </msub>
              <mo stretchy="false">+</mo>
              <mrow>
                <mo fence="true" stretchy="false">(</mo>
                <mrow>
                  <mrow>
                    <munderover>
                      <mo stretchy="false">∏</mo>
                      <mrow>
                        <mi>k</mi>
                        <mo stretchy="false">=</mo>
                        <mn>0</mn>
                      </mrow>
                      <mi>i</mi>
                    </munderover>
                    <msub>
                      <mi>P</mi>
                      <mi>k</mi>
                    </msub>
                  </mrow>
                </mrow>
                <mo fence="true" stretchy="false">)</mo>
              </mrow>
            </mrow>
            <msub>
              <mi>C</mi>
              <mn>0</mn>
            </msub>
          </mrow>
        </mtd>
      </mtr>
    </mtable>
    <annotation encoding="StarMath 5.0">alignl S=overline{ A } B+A overline{ B } 
newline 
alignl CO=A B
newline newline
alignl S=overline{ overline{A} overline{B} overline{CI} + A overline{B} CI + overline{A} B CI + A B overline{C} }
newline
alignl CO = overline{ overline{A} overline{B} + overline{B} overline{CI} + overline{A} overline{CI}  }
newline newline
alignl S = A xor B xor CI
newline
alignl CO= A B + A CI +B CI
newline newline
alignl S_i=A_i xor B_i xor C_i
newline newline
alignl C_( i+1 )=A_i B_i + ( A_i+B_i ) C_i
newline newline
alignl C_( i+1 )=G_i + P_i C_i
newline 
alignl G_i = A_i B_i
newline
alignl P_i = A_i + B_i
newline newline
alignl C_( i+1 )=G_i+P_i( G_(i-1)+P_(i-1) C_(i-1) )=G_i+P_i G_( i-1 )+P_i P_( i-1 )C_( i-1 )
newline newline
alignl C_( i+1 )=G_i+P_i G_( i-1 )+P_i P_( i-1 ) ( G_(i-2)+P_(i-2) C_(i-2) )
=G_i+P_i G_( i-1 )+P_i P_( i-1 )G_( i-2 )+P_i P_(i-1) P_( i-2 )C_( i-2 )
newline newline


P_i P_( i-1 ) P_( i-2 ) P_( i-3 )...P_1 P_0 C_0 = (prod from{k=0} to{i} P_k) C_0 
newline newline
P_i G_( i-1 ) + P_i P_( i-1 )G_( i-2 )+P_i P_( i-1 ) P_(i-2) G_( i-3 )+...+P_i P_( i-1 ) P_( i-2 )..P_2 P_1 G_0
newline newline
P_i P_( i-1 ) P_( i-2 )..P_2 P_1  G_0= prod from{k=1} to{i} ( P_k ) G_0
newline newline

C_(i+1)=G_i+sum from{j=0} to{i-1} (prod from{k=j+1} to{i}  P_k )G_j + (prod from{k=0} to{i} P_k) C_0 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52:14.952127386</meta:creation-date>
    <dc:date>2018-12-19T10:51:01.217910469</dc:date>
    <meta:editing-duration>PT5H38M5S</meta:editing-duration>
    <meta:editing-cycles>23</meta:editing-cycles>
    <meta:generator>LibreOffice/5.1.6.2$Linux_X86_64 LibreOffice_project/10m0$Build-2</meta:generator>
  </office:meta>
</office:document-meta>
</file>